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ibri" svg:font-family="Caliibri"/>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text-properties fo:language="en" fo:country="US" fo:font-weight="bold" style:font-weight-asian="bold"/>
    </style:style>
    <style:style style:name="P2" style:family="paragraph" style:parent-style-name="List_20_Paragraph" style:list-style-name="WWNum4">
      <style:paragraph-properties fo:margin-left="0in" fo:margin-right="0in" fo:text-indent="0in" style:auto-text-indent="false"/>
    </style:style>
    <style:style style:name="P3" style:family="paragraph" style:parent-style-name="List_20_Paragraph" style:list-style-name="WWNum4">
      <style:paragraph-properties fo:margin-left="0in" fo:margin-right="0in" fo:text-indent="0in" style:auto-text-indent="false"/>
      <style:text-properties officeooo:paragraph-rsid="0007e024"/>
    </style:style>
    <style:style style:name="P4" style:family="paragraph" style:parent-style-name="List_20_Paragraph">
      <style:paragraph-properties fo:margin-left="0in" fo:margin-right="0in" fo:text-indent="0in" style:auto-text-indent="false"/>
      <style:text-properties fo:language="en" fo:country="US" fo:font-weight="bold" style:font-weight-asian="bold"/>
    </style:style>
    <style:style style:name="P5" style:family="paragraph" style:parent-style-name="List_20_Paragraph" style:list-style-name="WWNum4">
      <style:paragraph-properties fo:margin-left="0in" fo:margin-right="0in" fo:text-indent="0in" style:auto-text-indent="false"/>
      <style:text-properties officeooo:rsid="0007e024" officeooo:paragraph-rsid="0007e024"/>
    </style:style>
    <style:style style:name="P6" style:family="paragraph" style:parent-style-name="List_20_Paragraph" style:list-style-name="WWNum4">
      <style:paragraph-properties fo:margin-left="0in" fo:margin-right="0in" fo:text-indent="0in" style:auto-text-indent="false"/>
      <style:text-properties officeooo:rsid="0007e024" officeooo:paragraph-rsid="00085a2a"/>
    </style:style>
    <style:style style:name="P7" style:family="paragraph" style:parent-style-name="List_20_Paragraph">
      <style:paragraph-properties fo:margin-left="0in" fo:margin-right="0in" fo:text-indent="0in" style:auto-text-indent="false"/>
      <style:text-properties officeooo:rsid="0007e024" officeooo:paragraph-rsid="0007e024"/>
    </style:style>
    <style:style style:name="P8" style:family="paragraph" style:parent-style-name="List_20_Paragraph">
      <style:paragraph-properties fo:margin-left="0in" fo:margin-right="0in" fo:text-indent="0in" style:auto-text-indent="false"/>
      <style:text-properties officeooo:rsid="0007e024" officeooo:paragraph-rsid="00085a2a"/>
    </style:style>
    <style:style style:name="P9" style:family="paragraph" style:parent-style-name="List_20_Paragraph">
      <style:paragraph-properties fo:margin-left="0in" fo:margin-right="0in" fo:text-indent="0in" style:auto-text-indent="false"/>
      <style:text-properties fo:color="#800080" loext:opacity="100%" style:font-name="Calibri" fo:font-size="11pt" fo:language="en" fo:country="US" fo:font-weight="bold" officeooo:rsid="00085f35" officeooo:paragraph-rsid="00085f35" style:font-size-asian="9.60000038146973pt" style:font-weight-asian="bold" style:font-size-complex="11pt"/>
    </style:style>
    <style:style style:name="P10" style:family="paragraph" style:parent-style-name="List_20_Paragraph" style:list-style-name="WWNum4">
      <style:paragraph-properties fo:margin-left="0.25in" fo:margin-right="0in" fo:margin-top="0in" fo:margin-bottom="0.1945in" style:contextual-spacing="true" fo:text-indent="-0.25in" style:auto-text-indent="false"/>
    </style:style>
    <style:style style:name="P11" style:family="paragraph" style:parent-style-name="Standard">
      <style:text-properties fo:color="#4f81bd" loext:opacity="100%" style:font-name="Arial" fo:font-weight="bold" style:language-asian="en" style:country-asian="US" style:font-weight-asian="bold" style:font-name-complex="Arial1"/>
    </style:style>
    <style:style style:name="P12" style:family="paragraph" style:parent-style-name="Standard">
      <style:text-properties fo:font-size="14pt" fo:language="en" fo:country="US" fo:font-style="italic" style:letter-kerning="true" style:font-name-asian="DejaVu Sans" style:font-size-asian="14pt" style:language-asian="ar" style:country-asian="SA" style:font-style-asian="italic"/>
    </style:style>
    <style:style style:name="P13" style:family="paragraph" style:parent-style-name="Standard">
      <style:paragraph-properties>
        <style:tab-stops>
          <style:tab-stop style:position="0.1874in"/>
        </style:tab-stops>
      </style:paragraph-properties>
      <style:text-properties fo:font-size="10pt" fo:font-weight="bold" style:font-size-asian="10pt" style:font-weight-asian="bold"/>
    </style:style>
    <style:style style:name="P14" style:family="paragraph" style:parent-style-name="Standard">
      <style:paragraph-properties>
        <style:tab-stops>
          <style:tab-stop style:position="0.1874in"/>
        </style:tab-stops>
      </style:paragraph-properties>
    </style:style>
    <style:style style:name="P15" style:family="paragraph" style:parent-style-name="Standard">
      <style:paragraph-properties>
        <style:tab-stops>
          <style:tab-stop style:position="0.1874in"/>
        </style:tab-stops>
      </style:paragraph-properties>
      <style:text-properties fo:color="#800080" loext:opacity="100%" style:font-name="Calibri" fo:font-size="11pt" fo:font-weight="bold" officeooo:rsid="0009daf6" officeooo:paragraph-rsid="0009daf6" style:font-size-asian="9.60000038146973pt" style:font-weight-asian="bold" style:font-size-complex="11pt"/>
    </style:style>
    <style:style style:name="P16" style:family="paragraph" style:parent-style-name="Standard">
      <style:text-properties fo:color="#800080" loext:opacity="100%" style:font-name="Calibri" fo:font-size="11pt" fo:language="en" fo:country="US" fo:font-style="italic" officeooo:rsid="000ab05c" officeooo:paragraph-rsid="000ab05c" style:letter-kerning="true" style:font-name-asian="DejaVu Sans" style:font-size-asian="9.60000038146973pt" style:language-asian="ar" style:country-asian="SA" style:font-style-asian="italic" style:font-size-complex="11pt"/>
    </style:style>
    <style:style style:name="P17" style:family="paragraph" style:parent-style-name="Standard">
      <style:paragraph-properties fo:margin-top="0in" fo:margin-bottom="0in" style:contextual-spacing="false"/>
      <style:text-properties fo:color="#800080" loext:opacity="100%" style:font-name="Calibri" fo:font-size="11pt" fo:language="en" fo:country="US" fo:font-weight="bold" officeooo:rsid="00085f35" officeooo:paragraph-rsid="00085f35" style:font-size-asian="9.60000038146973pt" style:font-weight-asian="bold" style:font-size-complex="11pt"/>
    </style:style>
    <style:style style:name="P18" style:family="paragraph" style:parent-style-name="Standard" style:master-page-name="Standard">
      <style:paragraph-properties style:page-number="auto"/>
    </style:style>
    <style:style style:name="P19" style:family="paragraph" style:parent-style-name="Standard" style:list-style-name="WWNum4">
      <style:paragraph-properties fo:margin-left="0in" fo:margin-right="0in" fo:text-indent="0in" style:auto-text-indent="false"/>
      <style:text-properties officeooo:rsid="0007e024" officeooo:paragraph-rsid="00085a2a"/>
    </style:style>
    <style:style style:name="T1" style:family="text">
      <style:text-properties fo:color="#4f81bd" loext:opacity="100%" style:font-name="Arial" fo:font-size="14pt" fo:font-weight="bold" style:font-size-asian="14pt" style:language-asian="en" style:country-asian="US" style:font-weight-asian="bold" style:font-name-complex="Arial1"/>
    </style:style>
    <style:style style:name="T2" style:family="text">
      <style:text-properties fo:color="#4f81bd" loext:opacity="100%" style:font-name="Arial" fo:font-size="14pt" fo:language="en" fo:country="US" fo:font-weight="bold" style:font-size-asian="14pt" style:language-asian="en" style:country-asian="US" style:font-weight-asian="bold" style:font-name-complex="Arial1"/>
    </style:style>
    <style:style style:name="T3" style:family="text">
      <style:text-properties fo:font-size="14pt" fo:font-style="italic" style:font-size-asian="14pt" style:font-style-asian="italic"/>
    </style:style>
    <style:style style:name="T4" style:family="text">
      <style:text-properties fo:font-size="14pt" fo:language="en" fo:country="US" fo:font-style="italic" style:font-size-asian="14pt" style:font-style-asian="italic"/>
    </style:style>
    <style:style style:name="T5" style:family="text">
      <style:text-properties fo:font-weight="bold" style:font-weight-asian="bold"/>
    </style:style>
    <style:style style:name="T6" style:family="text">
      <style:text-properties fo:language="en" fo:country="US" fo:font-weight="bold" style:font-weight-asian="bold"/>
    </style:style>
    <style:style style:name="T7" style:family="text">
      <style:text-properties fo:language="en" fo:country="US" fo:font-style="italic" fo:font-weight="bold" style:font-style-asian="italic" style:font-weight-asian="bold"/>
    </style:style>
    <style:style style:name="T8" style:family="text">
      <style:text-properties fo:font-size="10pt" fo:language="en" fo:country="US" fo:font-weight="bold" style:font-size-asian="10pt" style:font-weight-asian="bold"/>
    </style:style>
    <style:style style:name="T9" style:family="text">
      <style:text-properties fo:font-size="10pt" fo:font-weight="bold" style:font-size-asian="10pt" style:font-weight-asian="bold"/>
    </style:style>
    <style:style style:name="T10" style:family="text">
      <style:text-properties fo:color="#800080" loext:opacity="100%" style:font-name="Calibri" fo:font-size="11pt" fo:language="en" fo:country="US" fo:font-weight="bold" style:font-size-asian="9.60000038146973pt" style:font-weight-asian="bold" style:font-size-complex="11pt"/>
    </style:style>
    <style:style style:name="T11" style:family="text">
      <style:text-properties fo:color="#800080" loext:opacity="100%" style:font-name="Calibri" fo:font-size="11pt" fo:language="en" fo:country="US" fo:font-weight="bold" officeooo:rsid="0007e024" style:font-size-asian="9.60000038146973pt" style:font-weight-asian="bold" style:font-size-complex="11pt"/>
    </style:style>
    <style:style style:name="T12" style:family="text">
      <style:text-properties fo:color="#800080" loext:opacity="100%" style:font-name="Calibri" fo:font-size="11pt" fo:language="en" fo:country="US" fo:font-weight="bold" officeooo:rsid="00085a2a" style:font-size-asian="9.60000038146973pt" style:font-weight-asian="bold" style:font-size-complex="11pt"/>
    </style:style>
    <style:style style:name="T13" style:family="text">
      <style:text-properties officeooo:rsid="0009daf6"/>
    </style:style>
    <style:style style:name="T14" style:family="text">
      <style:text-properties style:text-position="super 58%"/>
    </style:style>
    <style:style style:name="T15"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Assignment </text:span><text:span text:style-name="T2"><text:s/>9</text:span><text:span text:style-name="T1"> – </text:span><text:span text:style-name="T2"><text:s/>More on Trees and </text:span><text:span text:style-name="T1">S</text:span><text:span text:style-name="T2">orting</text:span></text:p>
      <text:p text:style-name="P11"/>
      <text:p text:style-name="Standard"><text:span text:style-name="T3">Write pseudo-code not Java for problems requiring code. You are responsible for the appropriate level of detail.</text:span></text:p>
      <text:p text:style-name="P12"/>
      <text:list xml:id="list1811100953" text:style-name="WWNum4">
        <text:list-item>
          <text:p text:style-name="P3"><text:span text:style-name="T5">Implement maketree, setleft, and setright for right in-threaded binary trees </text:span><text:span text:style-name="T6">using</text:span><text:span text:style-name="T5"> the sequential </text:span><text:span text:style-name="T6">array </text:span><text:span text:style-name="T5">representation.</text:span></text:p>
          <text:p text:style-name="P3"><text:span text:style-name="T11"/></text:p>
          <text:p text:style-name="P3"><text:span text:style-name="T11">MakeTree</text:span></text:p>
          <text:list>
            <text:list-item>
              <text:list>
                <text:list-item>
                  <text:list>
                    <text:list-item>
                      <text:list>
                        <text:list-item>
                          <text:list>
                            <text:list-item>
                              <text:list>
                                <text:list-header>
                                  <text:p text:style-name="P6"><text:span text:style-name="T10"><text:s/><text:tab/></text:span><text:span text:style-name="T12">create array of someDefaultLength</text:span></text:p>
                                  <text:list>
                                    <text:list-item>
                                      <text:list>
                                        <text:list-item>
                                          <text:list>
                                            <text:list-header>
                                              <text:p text:style-name="P6"><text:span text:style-name="T12"><text:s/><text:tab/>at array[0] set equal to some data to be stored</text:span></text:p>
                                            </text:list-header>
                                          </text:list>
                                        </text:list-item>
                                      </text:list>
                                    </text:list-item>
                                  </text:list>
                                </text:list-header>
                              </text:list>
                            </text:list-item>
                          </text:list>
                        </text:list-item>
                      </text:list>
                    </text:list-item>
                  </text:list>
                </text:list-item>
              </text:list>
            </text:list-item>
          </text:list>
        </text:list-item>
      </text:list>
      <text:p text:style-name="P8"><text:span text:style-name="T12"><text:tab/>set all other array entries to null </text:span></text:p>
      <text:p text:style-name="P8"><text:span text:style-name="T12"/></text:p>
      <text:list xml:id="list191943936639264" text:continue-numbering="true" text:style-name="WWNum4">
        <text:list-header>
          <text:p text:style-name="P5"><text:span text:style-name="T10">setLeft</text:span><text:span text:style-name="T12">(tree, newValue, parentNodeKey)</text:span></text:p>
          <text:list text:continue-numbering="true">
            <text:list-header>
              <text:p text:style-name="P5"><text:span text:style-name="T12"><text:s/><text:tab/>for length of the array</text:span></text:p>
              <text:list>
                <text:list-item>
                  <text:list>
                    <text:list-header>
                      <text:p text:style-name="P5"><text:span text:style-name="T12"><text:s/><text:tab/><text:tab/>if parentNodeKey == array [current node]</text:span></text:p>
                    </text:list-header>
                  </text:list>
                </text:list-item>
              </text:list>
            </text:list-header>
          </text:list>
        </text:list-header>
      </text:list>
      <text:p text:style-name="P7"><text:span text:style-name="T12"><text:s/><text:tab/><text:tab/><text:tab/>saved index = current node</text:span></text:p>
      <text:p text:style-name="P7"><text:span text:style-name="T12"><text:s/><text:tab/>newIndex = savedIndex * 2 + 1</text:span></text:p>
      <text:p text:style-name="P7"><text:span text:style-name="T12"><text:tab/>array [newIndex] = newValue</text:span></text:p>
      <text:list xml:id="list191944427404085" text:continue-numbering="true" text:style-name="WWNum4">
        <text:list-header>
          <text:p text:style-name="P5"><text:span text:style-name="T10"><text:s/><text:tab/></text:span></text:p>
          <text:p text:style-name="P5"><text:span text:style-name="T10">setRight</text:span></text:p>
          <text:list text:continue-numbering="true">
            <text:list-header>
              <text:p text:style-name="P19"><text:span text:style-name="T12"><text:tab/>for length of the array</text:span></text:p>
              <text:list>
                <text:list-item>
                  <text:list>
                    <text:list-header>
                      <text:p text:style-name="P6"><text:span text:style-name="T12"><text:s/><text:tab/><text:tab/>if parentNodeKey == array [current node]</text:span></text:p>
                    </text:list-header>
                  </text:list>
                </text:list-item>
              </text:list>
            </text:list-header>
          </text:list>
        </text:list-header>
      </text:list>
      <text:p text:style-name="P8"><text:span text:style-name="T12"><text:s/><text:tab/><text:tab/><text:tab/>saved index = current node</text:span></text:p>
      <text:p text:style-name="P8"><text:span text:style-name="T12"><text:s/><text:tab/>newIndex = savedIndex * 2</text:span></text:p>
      <text:p text:style-name="P8"><text:span text:style-name="T12"><text:tab/>array [newIndex] = newValue</text:span></text:p>
      <text:p text:style-name="P1"/>
      <text:list xml:id="list191944760464830" text:continue-numbering="true" text:style-name="WWNum4">
        <text:list-item>
          <text:p text:style-name="P2"><text:span text:style-name="T5">Implement inorder traversal</text:span><text:span text:style-name="T6"> for the right in-thread tree in the previous problem.</text:span></text:p>
        </text:list-item>
      </text:list>
      <text:p text:style-name="P4"/>
      <text:p text:style-name="P9">InorderTraversal(tree)</text:p>
      <text:p text:style-name="P9"><text:tab/>inorderTraversalHelper(tree,0)</text:p>
      <text:p text:style-name="P9"><text:tab/></text:p>
      <text:p text:style-name="P9">inorderTraversal(tree, arrayIndex)</text:p>
      <text:p text:style-name="P9"><text:tab/>if tree-&gt;array[arrayIdex] is empty</text:p>
      <text:p text:style-name="P9"><text:tab/><text:tab/>return</text:p>
      <text:p text:style-name="P9"><text:tab/>inorderTraversal(tree→array[arrayIndex*2 + 1])</text:p>
      <text:p text:style-name="P9"><text:tab/>visit tree→array[arrayIndex]</text:p>
      <text:p text:style-name="P9"><text:tab/>inorderTraversal(tree→array[arrayIndex*2])</text:p>
      <text:p text:style-name="P9"/>
      <text:p text:style-name="P9"/>
      <text:p text:style-name="P9"/>
      <text:p text:style-name="P9"/>
      <text:p text:style-name="P9"/>
      <text:p text:style-name="P9"/>
      <text:p text:style-name="P9"/>
      <text:p text:style-name="P9"/>
      <text:p text:style-name="P9"><text:tab/></text:p>
      <text:p text:style-name="P4"/>
      <text:list xml:id="list191944908725175" text:continue-numbering="true" text:style-name="WWNum4">
        <text:list-item>
          <text:p text:style-name="P10"><text:soft-page-break/><text:span text:style-name="T6">Let’s sort using a method not discussed in class. Suppose you have </text:span><text:span text:style-name="T7">n</text:span><text:span text:style-name="T6"> data values in in array </text:span><text:span text:style-name="T7">A</text:span><text:span text:style-name="T6">. <text:s/>Declare an array called </text:span><text:span text:style-name="T7">Count</text:span><text:span text:style-name="T6">. <text:s/>Look at the value in </text:span><text:span text:style-name="T7">A[i]</text:span><text:span text:style-name="T6">. <text:s/>Count the number of items in </text:span><text:span text:style-name="T7">A</text:span><text:span text:style-name="T6"> that are smaller than the value in </text:span><text:span text:style-name="T7">A[i]</text:span><text:span text:style-name="T6">. <text:s/>Assign that result to </text:span><text:span text:style-name="T7">count[i]</text:span><text:span text:style-name="T6">. <text:s/>Declare an output array </text:span><text:span text:style-name="T7">Output</text:span><text:span text:style-name="T6">. Assign </text:span><text:span text:style-name="T7">Output[count[i]] = A[i]</text:span><text:span text:style-name="T6">. <text:s/>Think about what the size of </text:span><text:span text:style-name="T7">Output</text:span><text:span text:style-name="T6"> needs to be. Is it </text:span><text:span text:style-name="T7">n </text:span><text:span text:style-name="T6">or something else? <text:s/>Write a method to sort based on this strategy. </text:span></text:p>
        </text:list-item>
      </text:list>
      <text:p text:style-name="P17">NewSort(array a, <text:span text:style-name="T13">i</text:span>)</text:p>
      <text:p text:style-name="P17"><text:tab/>array count</text:p>
      <text:p text:style-name="P17"><text:tab/>for each node in a <text:span text:style-name="T13">called aNode1 using index i</text:span></text:p>
      <text:p text:style-name="P17"><text:tab/><text:tab/><text:span text:style-name="T13">for each node in a called aNode2</text:span></text:p>
      <text:p text:style-name="P17"><text:tab/><text:tab/><text:tab/><text:span text:style-name="T13">if aNode1→value &gt; aNode2→value </text:span></text:p>
      <text:p text:style-name="P17"><text:tab/><text:tab/><text:tab/><text:tab/><text:span text:style-name="T13">counter++</text:span></text:p>
      <text:p text:style-name="P17"><text:tab/><text:span text:style-name="T13">count[i] = counter</text:span></text:p>
      <text:p text:style-name="P17"/>
      <text:p text:style-name="P17"><text:tab/><text:span text:style-name="T13">for each node in count called countNode using index I</text:span></text:p>
      <text:p text:style-name="P17"><text:tab/><text:tab/><text:span text:style-name="T13">output[count[i]] = a[i]</text:span></text:p>
      <text:p text:style-name="P17"><text:tab/><text:span text:style-name="T13">return output as sorted array</text:span></text:p>
      <text:p text:style-name="P17"/>
      <text:list xml:id="list191945192742914" text:continue-numbering="true" text:style-name="WWNum4">
        <text:list-item>
          <text:p text:style-name="P10"><text:span text:style-name="T6">Analyze the cost of the sort you wrote in the previous problem. What is the impact of random, ordered, or reverse ordered data?</text:span></text:p>
        </text:list-item>
      </text:list>
      <text:p text:style-name="P15">The cost of the previous equation is O(n<text:span text:style-name="T14">2</text:span><text:span text:style-name="T15">) since there is a nested for loop. As it is implemented, order will not impact the cost since it will still iterate through the entirety of array a</text:span></text:p>
      <text:p text:style-name="P13"/>
      <text:p text:style-name="P14"><text:span text:style-name="T8">3. </text:span><text:span text:style-name="T9"><text:s text:c="9"/></text:span><text:span text:style-name="T5">How many comparisons are necessary to find the largest and smallest of a set of n distinct elements?</text:span><text:span text:style-name="T6"> Do not assume the answer must involve sorting. It could but does not need to do so. Try to be as efficient as you can.</text:span><text:line-break/></text:p>
      <text:p text:style-name="P16">First we must make a few assumptions about the data being evaluated.</text:p>
      <text:p text:style-name="P16">If it is sorted, we really don’t need to make any comparisons since we should already know the locations of the max and min elements.</text:p>
      <text:p text:style-name="P16"/>
      <text:p text:style-name="P16">If it is random data or at least assumed to be random, then 2n-1 comparisons would be required. The first 2 nodes would be assumed as the max min and then each subsequent node would need to be compared against both values unless it is determined to replace the min or max depending on the order of the comparison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ibri" svg:font-family="Caliibri"/>
    <style:font-face style:name="Calibri" svg:font-family="Calibri" style:font-family-generic="swiss"/>
    <style:font-face style:name="Noto Sans Devanagari1" svg:font-family="'Noto Sans Devanagari'"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fo:language="ru" fo:country="RU" style:font-size-asian="12pt" style:language-asian="ru" style:country-asian="RU"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fo:font-size="14pt" fo:language="ru" fo:country="RU" fo:font-style="italic" fo:font-weight="bold"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size-asian="12pt" style:font-style-asian="normal"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 EN605.202.81 - HW6</dc:title>
    <meta:initial-creator>Eleanor</meta:initial-creator>
    <meta:editing-cycles>15</meta:editing-cycles>
    <meta:print-date>2011-06-08T22:55:00</meta:print-date>
    <meta:creation-date>2014-01-21T03:39:00</meta:creation-date>
    <dc:date>2021-03-31T19:19:43.295316505</dc:date>
    <meta:editing-duration>PT7H56S</meta:editing-duration>
    <meta:generator>LibreOffice/7.0.4.2$Linux_X86_64 LibreOffice_project/00$Build-2</meta:generator>
    <meta:document-statistic meta:table-count="0" meta:image-count="0" meta:object-count="0" meta:page-count="2" meta:paragraph-count="48" meta:word-count="479" meta:character-count="2901" meta:non-whitespace-character-count="2393"/>
    <meta:user-defined meta:name="AppVersion">16.0000</meta:user-defined>
    <meta:template xlink:type="simple" xlink:actuate="onRequest" xlink:title="Normal" xlink:href=""/>
  </office:meta>
</office:document-meta>
</file>